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aining_results" table:style-name="ta1">
        <table:shapes>
          <draw:frame draw:z-index="0" draw:style-name="gr1" draw:text-style-name="P1" svg:width="6.2988in" svg:height="3.5429in" svg:x="4.9272in" svg:y="8.0181in">
            <draw:object draw:notify-on-update-of-ranges="training_results.A2:training_results.A2 training_results.A18:training_results.A18 training_results.A34:training_results.A34 training_results.A50:training_results.A50 training_results.D2:training_results.D2 training_results.D18:training_results.D18 training_results.D34:training_results.D34 training_results.D50:training_results.D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165in" svg:y="4.4413in">
            <draw:object draw:notify-on-update-of-ranges="training_results.B2:training_results.B2 training_results.B6:training_results.B6 training_results.B10:training_results.B10 training_results.B14:training_results.B14 training_results.D2:training_results.D2 training_results.D6:training_results.D6 training_results.D10:training_results.D10 training_results.D14:training_results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9386in" svg:y="0.8752in">
            <draw:object draw:notify-on-update-of-ranges="training_results.C1:training_results.C5 training_results.D2:training_results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3453in" svg:y="0.7819in">
            <draw:object draw:notify-on-update-of-ranges="training_results.C2:training_results.C5 training_results.E2:training_results.E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1.6268in" svg:y="4.4524in">
            <draw:object draw:notify-on-update-of-ranges="training_results.B2:training_results.B2 training_results.B6:training_results.B6 training_results.B10:training_results.B10 training_results.B14:training_results.B14 training_results.E2:training_results.E2 training_results.E6:training_results.E6 training_results.E10:training_results.E10 training_results.E14:training_results.E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1.5835in" svg:y="8.1543in">
            <draw:object draw:notify-on-update-of-ranges="training_results.A2:training_results.A2 training_results.A18:training_results.A18 training_results.A34:training_results.A34 training_results.A50:training_results.A50 training_results.E2:training_results.E2 training_results.E18:training_results.E18 training_results.E34:training_results.E34 training_results.E50:training_results.E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correct_predicti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4.574" calcext:value-type="float">
            <text:p>4.5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674" calcext:value-type="float">
            <text:p>4.67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613" calcext:value-type="float">
            <text:p>4.6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.626" calcext:value-type="float">
            <text:p>4.6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.962" calcext:value-type="float">
            <text:p>3.9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.838" calcext:value-type="float">
            <text:p>4.8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.538" calcext:value-type="float">
            <text:p>4.53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.769" calcext:value-type="float">
            <text:p>3.76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3.681" calcext:value-type="float">
            <text:p>3.6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.644" calcext:value-type="float">
            <text:p>3.6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.393" calcext:value-type="float">
            <text:p>4.39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.642" calcext:value-type="float">
            <text:p>5.6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3.377" calcext:value-type="float">
            <text:p>3.37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.062" calcext:value-type="float">
            <text:p>4.0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.397" calcext:value-type="float">
            <text:p>3.39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.426" calcext:value-type="float">
            <text:p>3.4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5.21" calcext:value-type="float">
            <text:p>15.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.467" calcext:value-type="float">
            <text:p>15.46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.011" calcext:value-type="float">
            <text:p>19.0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.974" calcext:value-type="float">
            <text:p>16.9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3.727" calcext:value-type="float">
            <text:p>13.72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.281" calcext:value-type="float">
            <text:p>14.28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.292" calcext:value-type="float">
            <text:p>15.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5.278" calcext:value-type="float">
            <text:p>15.27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3.742" calcext:value-type="float">
            <text:p>13.7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.704" calcext:value-type="float">
            <text:p>14.7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.193" calcext:value-type="float">
            <text:p>17.19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.566" calcext:value-type="float">
            <text:p>12.5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1.721" calcext:value-type="float">
            <text:p>11.7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.398" calcext:value-type="float">
            <text:p>12.3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.833" calcext:value-type="float">
            <text:p>11.83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3.701" calcext:value-type="float">
            <text:p>13.7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81.294" calcext:value-type="float">
            <text:p>81.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.075" calcext:value-type="float">
            <text:p>80.07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1.406" calcext:value-type="float">
            <text:p>81.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.231" calcext:value-type="float">
            <text:p>80.23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.212" calcext:value-type="float">
            <text:p>72.2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3.44" calcext:value-type="float">
            <text:p>73.4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3.524" calcext:value-type="float">
            <text:p>73.5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8.93" calcext:value-type="float">
            <text:p>78.9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68.207" calcext:value-type="float">
            <text:p>68.20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2.734" calcext:value-type="float">
            <text:p>62.7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2.045" calcext:value-type="float">
            <text:p>62.0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3.252" calcext:value-type="float">
            <text:p>63.25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58.245" calcext:value-type="float">
            <text:p>58.24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8.682" calcext:value-type="float">
            <text:p>58.6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7.351" calcext:value-type="float">
            <text:p>57.35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6.826" calcext:value-type="float">
            <text:p>56.8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49.813" calcext:value-type="float">
            <text:p>149.81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6.245" calcext:value-type="float">
            <text:p>176.24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0.137" calcext:value-type="float">
            <text:p>160.13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0.22" calcext:value-type="float">
            <text:p>160.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148.107" calcext:value-type="float">
            <text:p>148.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1.91" calcext:value-type="float">
            <text:p>161.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9.997" calcext:value-type="float">
            <text:p>159.9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9.843" calcext:value-type="float">
            <text:p>159.8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45.74" calcext:value-type="float">
            <text:p>145.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5.293" calcext:value-type="float">
            <text:p>145.29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7.261" calcext:value-type="float">
            <text:p>147.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1.92" calcext:value-type="float">
            <text:p>161.9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18.636" calcext:value-type="float">
            <text:p>118.63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0.19" calcext:value-type="float">
            <text:p>120.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7.619" calcext:value-type="float">
            <text:p>117.6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8.253" calcext:value-type="float">
            <text:p>118.253</text:p>
          </table:table-cell>
          <table:table-cell office:value-type="float" office:value="88" calcext:value-type="float">
            <text:p>88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en el porcentajPor ot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4T04:02:05.957557993</dc:date>
    <meta:editing-duration>PT38M40S</meta:editing-duration>
    <meta:editing-cycles>2</meta:editing-cycles>
    <meta:generator>LibreOffice/6.4.7.2$Linux_X86_64 LibreOffice_project/40$Build-2</meta:generator>
    <meta:document-statistic meta:table-count="1" meta:cell-count="32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Epochs vs Time</text:p>
        </chart:title>
        <chart:plot-area chart:style-name="ch3" table:cell-range-address="training_results.A2:training_results.A2 training_results.A18:training_results.A18 training_results.A34:training_results.A34 training_results.A50:training_results.A50 training_results.D2:training_results.D2 training_results.D18:training_results.D18 training_results.D34:training_results.D34 training_results.D50:training_results.D50" chart:data-source-has-labels="column" svg:x="1.331cm" svg:y="1.275cm" svg:width="14.349cm" svg:height="6.564cm">
          <chartooo:coordinate-region svg:x="1.952cm" svg:y="1.474cm" svg:width="13.262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Epochs</text:p>
            </chart:title>
            <chart:categories table:cell-range-address="training_results.A2:training_results.A2 training_results.A18:training_results.A18 training_results.A34:training_results.A34 training_results.A50:training_results.A50"/>
          </chart:axis>
          <chart:axis chart:dimension="y" chart:name="primary-y" chart:style-name="ch4">
            <chart:title svg:x="0.451cm" svg:y="5.13cm" chart:style-name="ch6">
              <text:p>Time[s]</text:p>
            </chart:title>
            <chart:grid chart:style-name="ch7" chart:class="major"/>
          </chart:axis>
          <chart:series chart:style-name="ch8" chart:values-cell-range-address="training_results.D2:training_results.D2 training_results.D18:training_results.D18 training_results.D34:training_results.D34 training_results.D50:training_results.D5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training_results.A2:training_results.A2 training_results.A18:training_results.A18 training_results.A34:training_results.A34 training_results.A50:training_results.A50</svg:desc>
                </draw:g>
              </table:table-cell>
              <table:table-cell office:value-type="float" office:value="4.574">
                <text:p>4.574</text:p>
                <draw:g>
                  <svg:desc>training_results.D2:training_results.D2 training_results.D18:training_results.D18 training_results.D34:training_results.D34 training_results.D50:training_results.D5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.294">
                <text:p>81.29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9.813">
                <text:p>149.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Batch size vs Time</text:p>
        </chart:title>
        <chart:plot-area chart:style-name="ch3" table:cell-range-address="training_results.B2:training_results.B2 training_results.B6:training_results.B6 training_results.B10:training_results.B10 training_results.B14:training_results.B14 training_results.D2:training_results.D2 training_results.D6:training_results.D6 training_results.D10:training_results.D10 training_results.D14:training_results.D14" chart:data-source-has-labels="column" svg:x="1.331cm" svg:y="1.275cm" svg:width="14.349cm" svg:height="6.564cm">
          <chartooo:coordinate-region svg:x="2.058cm" svg:y="1.474cm" svg:width="13.342cm" svg:height="5.718cm"/>
          <chart:axis chart:dimension="x" chart:name="primary-x" chart:style-name="ch4" chartooo:axis-type="auto">
            <chartooo:date-scale/>
            <chart:title svg:x="7.707cm" svg:y="8.019cm" chart:style-name="ch5">
              <text:p>Batch size</text:p>
            </chart:title>
            <chart:categories table:cell-range-address="training_results.B2:training_results.B2 training_results.B6:training_results.B6 training_results.B10:training_results.B10 training_results.B14:training_results.B14"/>
          </chart:axis>
          <chart:axis chart:dimension="y" chart:name="primary-y" chart:style-name="ch4">
            <chart:title svg:x="0.451cm" svg:y="5.13cm" chart:style-name="ch6">
              <text:p>Time[s]</text:p>
            </chart:title>
            <chart:grid chart:style-name="ch7" chart:class="major"/>
          </chart:axis>
          <chart:series chart:style-name="ch8" chart:values-cell-range-address="training_results.D2:training_results.D2 training_results.D6:training_results.D6 training_results.D10:training_results.D10 training_results.D14:training_results.D1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raining_results.B2:training_results.B2 training_results.B6:training_results.B6 training_results.B10:training_results.B10 training_results.B14:training_results.B14</svg:desc>
                </draw:g>
              </table:table-cell>
              <table:table-cell office:value-type="float" office:value="4.574">
                <text:p>4.574</text:p>
                <draw:g>
                  <svg:desc>training_results.D2:training_results.D2 training_results.D6:training_results.D6 training_results.D10:training_results.D10 training_results.D14:training_results.D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681">
                <text:p>3.6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377">
                <text:p>3.3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Learning Rate vs Time</text:p>
        </chart:title>
        <chart:plot-area chart:style-name="ch3" table:cell-range-address="training_results.C1:training_results.C5 training_results.D2:training_results.D5" chart:data-source-has-labels="column" svg:x="1.331cm" svg:y="1.275cm" svg:width="14.349cm" svg:height="6.564cm">
          <chartooo:coordinate-region svg:x="2.31cm" svg:y="1.475cm" svg:width="13.276cm" svg:height="5.717cm"/>
          <chart:axis chart:dimension="x" chart:name="primary-x" chart:style-name="ch4" chartooo:axis-type="auto">
            <chartooo:date-scale/>
            <chart:title svg:x="7.482cm" svg:y="8.019cm" chart:style-name="ch5">
              <text:p>Learning rate</text:p>
            </chart:title>
            <chart:categories table:cell-range-address="training_results.C1:training_results.C5"/>
          </chart:axis>
          <chart:axis chart:dimension="y" chart:name="primary-y" chart:style-name="ch4">
            <chart:title svg:x="0.451cm" svg:y="5.13cm" chart:style-name="ch6">
              <text:p>Time[s]</text:p>
            </chart:title>
            <chart:grid chart:style-name="ch7" chart:class="major"/>
          </chart:axis>
          <chart:series chart:style-name="ch8" chart:values-cell-range-address="training_results.D2:training_results.D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rning_rate</text:p>
                <draw:g>
                  <svg:desc>training_results.C1:training_results.C5</svg:desc>
                </draw:g>
              </table:table-cell>
              <table:table-cell office:value-type="float" office:value="4.574">
                <text:p>4.574</text:p>
                <draw:g>
                  <svg:desc>training_results.D2:training_results.D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613">
                <text:p>4.6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626">
                <text:p>4.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79cm" svg:y="0.316cm" chart:style-name="ch2">
          <text:p>Learning Rate vs Correct predictions</text:p>
        </chart:title>
        <chart:plot-area chart:style-name="ch3" table:cell-range-address="training_results.C2:training_results.C5 training_results.E2:training_results.E5" chart:data-source-has-labels="column" svg:x="1.331cm" svg:y="1.275cm" svg:width="14.349cm" svg:height="6.564cm">
          <chartooo:coordinate-region svg:x="1.952cm" svg:y="1.474cm" svg:width="13.355cm" svg:height="5.718cm"/>
          <chart:axis chart:dimension="x" chart:name="primary-x" chart:style-name="ch4" chartooo:axis-type="auto">
            <chartooo:date-scale/>
            <chart:title svg:x="7.416cm" svg:y="8.019cm" chart:style-name="ch5">
              <text:p>Learning Rate</text:p>
            </chart:title>
            <chart:categories table:cell-range-address="training_results.C2:training_results.C5"/>
          </chart:axis>
          <chart:axis chart:dimension="y" chart:name="primary-y" chart:style-name="ch4">
            <chart:title svg:x="0.451cm" svg:y="5.368cm" chart:style-name="ch6">
              <text:p>Correct[%]</text:p>
            </chart:title>
            <chart:grid chart:style-name="ch7" chart:class="major"/>
          </chart:axis>
          <chart:series chart:style-name="ch8" chart:values-cell-range-address="training_results.E2:training_results.E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training_results.C2:training_results.C5</svg:desc>
                </draw:g>
              </table:table-cell>
              <table:table-cell office:value-type="float" office:value="71">
                <text:p>71</text:p>
                <draw:g>
                  <svg:desc>training_results.E2:training_results.E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09cm" svg:y="0.316cm" chart:style-name="ch2">
          <text:p>Batch size vs Correct predictions</text:p>
        </chart:title>
        <chart:plot-area chart:style-name="ch3" table:cell-range-address="training_results.B2:training_results.B2 training_results.B6:training_results.B6 training_results.B10:training_results.B10 training_results.B14:training_results.B14 training_results.E2:training_results.E2 training_results.E6:training_results.E6 training_results.E10:training_results.E10 training_results.E14:training_results.E14" chart:data-source-has-labels="column" svg:x="1.331cm" svg:y="1.275cm" svg:width="14.349cm" svg:height="6.564cm">
          <chartooo:coordinate-region svg:x="1.952cm" svg:y="1.474cm" svg:width="13.262cm" svg:height="5.718cm"/>
          <chart:axis chart:dimension="x" chart:name="primary-x" chart:style-name="ch4" chartooo:axis-type="auto">
            <chartooo:date-scale/>
            <chart:title svg:x="7.707cm" svg:y="8.019cm" chart:style-name="ch5">
              <text:p>Batch size</text:p>
            </chart:title>
            <chart:categories table:cell-range-address="training_results.B2:training_results.B2 training_results.B6:training_results.B6 training_results.B10:training_results.B10 training_results.B14:training_results.B14"/>
          </chart:axis>
          <chart:axis chart:dimension="y" chart:name="primary-y" chart:style-name="ch4">
            <chart:title svg:x="0.451cm" svg:y="5.408cm" chart:style-name="ch6">
              <text:p>Correct [%]</text:p>
            </chart:title>
            <chart:grid chart:style-name="ch7" chart:class="major"/>
          </chart:axis>
          <chart:series chart:style-name="ch8" chart:values-cell-range-address="training_results.E2:training_results.E2 training_results.E6:training_results.E6 training_results.E10:training_results.E10 training_results.E14:training_results.E1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training_results.B2:training_results.B2 training_results.B6:training_results.B6 training_results.B10:training_results.B10 training_results.B14:training_results.B14</svg:desc>
                </draw:g>
              </table:table-cell>
              <table:table-cell office:value-type="float" office:value="71">
                <text:p>71</text:p>
                <draw:g>
                  <svg:desc>training_results.E2:training_results.E2 training_results.E6:training_results.E6 training_results.E10:training_results.E10 training_results.E14:training_results.E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14cm" svg:y="0.316cm" chart:style-name="ch2">
          <text:p>Epochs vs Correct predictions</text:p>
        </chart:title>
        <chart:plot-area chart:style-name="ch3" table:cell-range-address="training_results.A2:training_results.A2 training_results.A18:training_results.A18 training_results.A34:training_results.A34 training_results.A50:training_results.A50 training_results.E2:training_results.E2 training_results.E18:training_results.E18 training_results.E34:training_results.E34 training_results.E50:training_results.E50" chart:data-source-has-labels="column" svg:x="1.331cm" svg:y="1.275cm" svg:width="14.349cm" svg:height="6.564cm">
          <chartooo:coordinate-region svg:x="1.952cm" svg:y="1.474cm" svg:width="13.262cm" svg:height="5.718cm"/>
          <chart:axis chart:dimension="x" chart:name="primary-x" chart:style-name="ch4" chartooo:axis-type="auto">
            <chartooo:date-scale/>
            <chart:title svg:x="7.905cm" svg:y="8.019cm" chart:style-name="ch5">
              <text:p>Epochs</text:p>
            </chart:title>
            <chart:categories table:cell-range-address="training_results.A2:training_results.A2 training_results.A18:training_results.A18 training_results.A34:training_results.A34 training_results.A50:training_results.A50"/>
          </chart:axis>
          <chart:axis chart:dimension="y" chart:name="primary-y" chart:style-name="ch4">
            <chart:title svg:x="0.451cm" svg:y="5.408cm" chart:style-name="ch6">
              <text:p>Correct [%]</text:p>
            </chart:title>
            <chart:grid chart:style-name="ch7" chart:class="major"/>
          </chart:axis>
          <chart:series chart:style-name="ch8" chart:values-cell-range-address="training_results.E2:training_results.E2 training_results.E18:training_results.E18 training_results.E34:training_results.E34 training_results.E50:training_results.E5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training_results.A2:training_results.A2 training_results.A18:training_results.A18 training_results.A34:training_results.A34 training_results.A50:training_results.A50</svg:desc>
                </draw:g>
              </table:table-cell>
              <table:table-cell office:value-type="float" office:value="71">
                <text:p>71</text:p>
                <draw:g>
                  <svg:desc>training_results.E2:training_results.E2 training_results.E18:training_results.E18 training_results.E34:training_results.E34 training_results.E50:training_results.E5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